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362c" officeooo:paragraph-rsid="0007362c"/>
    </style:style>
    <style:style style:name="P2" style:family="paragraph" style:parent-style-name="Standard">
      <style:text-properties style:font-name="Calibri" officeooo:rsid="0007a1e2" officeooo:paragraph-rsid="0007a1e2"/>
    </style:style>
    <style:style style:name="P3" style:family="paragraph" style:parent-style-name="Standard">
      <style:text-properties style:font-name="Calibri" officeooo:rsid="0010cfea" officeooo:paragraph-rsid="0010cfea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 officeooo:rsid="0007362c" officeooo:paragraph-rsid="0007362c"/>
    </style:style>
    <style:style style:name="P5" style:family="paragraph" style:parent-style-name="Standard">
      <style:text-properties style:font-name="Calibri" fo:font-size="14pt" style:text-underline-style="solid" style:text-underline-width="auto" style:text-underline-color="font-color" officeooo:rsid="0007362c" officeooo:paragraph-rsid="0007362c" style:font-size-asian="14pt" style:font-size-complex="14pt"/>
    </style:style>
    <style:style style:name="P6" style:family="paragraph" style:parent-style-name="Standard">
      <style:text-properties style:font-name="Calibri" fo:font-size="14pt" style:text-underline-style="solid" style:text-underline-width="auto" style:text-underline-color="font-color" officeooo:rsid="0007a1e2" officeooo:paragraph-rsid="0007a1e2" style:font-size-asian="14pt" style:font-size-complex="14pt"/>
    </style:style>
    <style:style style:name="P7" style:family="paragraph" style:parent-style-name="Standard">
      <style:text-properties fo:color="#cc0000" style:font-name="Calibri" officeooo:rsid="0011a4ae" officeooo:paragraph-rsid="0011a4ae"/>
    </style:style>
    <style:style style:name="P8" style:family="paragraph" style:parent-style-name="Standard" style:list-style-name="L1">
      <style:text-properties fo:color="#cc0000" style:font-name="Calibri" officeooo:rsid="0011a4ae" officeooo:paragraph-rsid="0011a4ae"/>
    </style:style>
    <style:style style:name="P9" style:family="paragraph" style:parent-style-name="Standard" style:list-style-name="L2">
      <style:text-properties style:font-name="Calibri" officeooo:rsid="0007362c" officeooo:paragraph-rsid="0007362c"/>
    </style:style>
    <style:style style:name="P10" style:family="paragraph" style:parent-style-name="Standard" style:list-style-name="L2">
      <style:text-properties style:font-name="Calibri" officeooo:rsid="0007a1e2" officeooo:paragraph-rsid="0007a1e2"/>
    </style:style>
    <style:style style:name="P11" style:family="paragraph" style:parent-style-name="Standard" style:list-style-name="L3">
      <style:text-properties style:font-name="Calibri" officeooo:rsid="0007a1e2" officeooo:paragraph-rsid="0007a1e2"/>
    </style:style>
    <style:style style:name="P12" style:family="paragraph" style:parent-style-name="Standard" style:list-style-name="L2">
      <style:text-properties style:font-name="Calibri" officeooo:rsid="000f45fc" officeooo:paragraph-rsid="000f45fc"/>
    </style:style>
    <style:style style:name="P13" style:family="paragraph" style:parent-style-name="Standard" style:list-style-name="L2">
      <style:text-properties style:font-name="Calibri" officeooo:rsid="000d2a20" officeooo:paragraph-rsid="000d2a20"/>
    </style:style>
    <style:style style:name="T1" style:family="text">
      <style:text-properties officeooo:rsid="00092838"/>
    </style:style>
    <style:style style:name="T2" style:family="text">
      <style:text-properties officeooo:rsid="0009e89a"/>
    </style:style>
    <style:style style:name="T3" style:family="text">
      <style:text-properties officeooo:rsid="000fa9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oupe 2 :</text:p>
      <text:p text:style-name="P1"/>
      <text:p text:style-name="P3">VANDERMEERSCH Julien</text:p>
      <text:p text:style-name="P3">CAPI Aurélien</text:p>
      <text:p text:style-name="P3">DESPRETS Gauthier</text:p>
      <text:p text:style-name="P3">LAMOOT Alexandre</text:p>
      <text:p text:style-name="P3"/>
      <text:p text:style-name="P7">Pour tester les connexions à l'application, vous pouvez utiliser les idenfiants suivants (le mot de passe est toujours 'test') :</text:p>
      <text:list xml:id="list2454473245938906472" text:style-name="L1">
        <text:list-item>
          <text:p text:style-name="P8">Etudiants : a.charlebois</text:p>
        </text:list-item>
        <text:list-item>
          <text:p text:style-name="P8">Enseignants : y.chnadonnet</text:p>
        </text:list-item>
        <text:list-item>
          <text:p text:style-name="P8">Administrateurs : c.lagarde</text:p>
        </text:list-item>
      </text:list>
      <text:p text:style-name="P1"/>
      <text:p text:style-name="P5">Ce qui a été fait :</text:p>
      <text:p text:style-name="P1"/>
      <text:list xml:id="list5376523103489801983" text:style-name="L2">
        <text:list-item>
          <text:p text:style-name="P9">Connexion à la base de données avec une page d'accueil différente selon le statut de la personne qui se connecte :</text:p>
          <text:list>
            <text:list-item>
              <text:p text:style-name="P10">Statut « étudiant » → on se retrouve sur un récapitulatif de ses notes</text:p>
            </text:list-item>
            <text:list-item>
              <text:p text:style-name="P10">Statut « enseignant » → on se retrouve sur un affichage par élève (tri possible par classe et par évaluation)</text:p>
            </text:list-item>
            <text:list-item>
              <text:p text:style-name="P10">Statut « administratif » → on se connecte vers la page d'administration</text:p>
            </text:list-item>
          </text:list>
        </text:list-item>
        <text:list-item>
          <text:p text:style-name="P10">Insertion d'un étudiant dans la base de données (via un compte administrateur)</text:p>
        </text:list-item>
        <text:list-item>
          <text:p text:style-name="P10">Insertion d'un enseignant dans la base de données <text:span text:style-name="T2">(via un compte administrateur)</text:span></text:p>
        </text:list-item>
        <text:list-item>
          <text:p text:style-name="P12">Affichage des accents (UTF8) dans les résultats de requête</text:p>
        </text:list-item>
        <text:list-item>
          <text:p text:style-name="P10">En cours : Affichage des notes d'un étudiants (via un compte étudiant) – <text:span text:style-name="T1">erreur sur le calcul de la note</text:span></text:p>
        </text:list-item>
        <text:list-item>
          <text:p text:style-name="P13">En cours : Ajout d'un module <text:span text:style-name="T3">(via un compte administrateur)</text:span></text:p>
        </text:list-item>
      </text:list>
      <text:p text:style-name="P2"/>
      <text:p text:style-name="P6">Ce qui restait à faire :</text:p>
      <text:p text:style-name="P2"/>
      <text:list xml:id="list5373842980443787396" text:style-name="L3">
        <text:list-item>
          <text:p text:style-name="P11">Affichage des notes et tri par classe et par matière sur l'accueil enseignant</text:p>
        </text:list-item>
        <text:list-item>
          <text:p text:style-name="P11">Affichage des notes d'un élève et possibilité de les modifier (via un compte enseignant)</text:p>
        </text:list-item>
        <text:list-item>
          <text:p text:style-name="P11">Insertion d'un module (via un compte administrateur)</text:p>
        </text:list-item>
        <text:list-item>
          <text:p text:style-name="P11">Affichage du bulletin d'un élève (via un compte administrateur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16:58.840000000</meta:creation-date>
    <dc:date>2015-06-19T17:09:32.604000000</dc:date>
    <meta:editing-duration>PT51M29S</meta:editing-duration>
    <meta:editing-cycles>13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4" meta:word-count="240" meta:character-count="1363" meta:non-whitespace-character-count="1162"/>
  </office:meta>
</office:document-meta>
</file>